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11.69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3.184cm"/>
    </style:style>
    <style:style style:name="gr4" style:family="graphic" style:parent-style-name="standard">
      <style:graphic-properties draw:textarea-horizontal-align="justify" draw:textarea-vertical-align="middle" draw:auto-grow-height="false" fo:min-height="4.957cm" fo:min-width="10.676cm"/>
    </style:style>
    <style:style style:name="gr5" style:family="graphic" style:parent-style-name="standard">
      <style:graphic-properties draw:textarea-horizontal-align="justify" draw:textarea-vertical-align="middle" draw:auto-grow-height="false" fo:min-height="1.817cm" fo:min-width="4.081cm"/>
    </style:style>
    <style:style style:name="gr6" style:family="graphic" style:parent-style-name="standard">
      <style:graphic-properties draw:textarea-horizontal-align="justify" draw:textarea-vertical-align="middle" draw:auto-grow-height="false" fo:min-height="0.559cm" fo:min-width="2.194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2.465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10.422cm"/>
    </style:style>
    <style:style style:name="gr9" style:family="graphic" style:parent-style-name="standard">
      <style:graphic-properties draw:textarea-horizontal-align="justify" draw:textarea-vertical-align="middle" draw:auto-grow-height="false" fo:min-height="0.919cm" fo:min-width="1.387cm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3.003cm"/>
    </style:style>
    <style:style style:name="gr11" style:family="graphic" style:parent-style-name="standard">
      <style:graphic-properties draw:textarea-horizontal-align="justify" draw:textarea-vertical-align="middle" draw:auto-grow-height="false" fo:min-height="1.097cm" fo:min-width="2.194cm"/>
    </style:style>
    <style:style style:name="gr12" style:family="graphic" style:parent-style-name="standard">
      <style:graphic-properties draw:textarea-horizontal-align="justify" draw:textarea-vertical-align="middle" draw:auto-grow-height="false" fo:min-height="4.068cm" fo:min-width="11.057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1.925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2.192cm" svg:height="4.826cm" svg:x="1.381cm" svg:y="3.413cm">
          <text:p text:style-name="P1">Start men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69cm" svg:y1="7.731cm" svg:x2="5.699cm" svg:y2="10.652cm">
          <text:p/>
        </draw:line>
        <draw:line draw:style-name="gr2" draw:text-style-name="P2" draw:layer="layout" svg:x1="10.017cm" svg:y1="5.572cm" svg:x2="14.716cm" svg:y2="4.683cm">
          <text:p/>
        </draw:line>
        <draw:line draw:style-name="gr2" draw:text-style-name="P2" draw:layer="layout" svg:x1="10.017cm" svg:y1="6.207cm" svg:x2="14.208cm" svg:y2="7.096cm">
          <text:p/>
        </draw:line>
        <draw:line draw:style-name="gr2" draw:text-style-name="P2" draw:layer="layout" svg:x1="6.207cm" svg:y1="4.81cm" svg:x2="5.445cm" svg:y2="3.032cm">
          <text:p/>
        </draw:line>
        <draw:custom-shape draw:style-name="gr3" draw:text-style-name="P1" draw:layer="layout" svg:width="7.366cm" svg:height="1.905cm" svg:x="3.54cm" svg:y="1.127cm">
          <text:p text:style-name="P1">exit g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7.366cm" svg:height="1.905cm" svg:x="14.716cm" svg:y="3.286cm">
          <text:p text:style-name="P1">Abo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7.366cm" svg:height="1.905cm" svg:x="14.716cm" svg:y="6.207cm">
          <text:p text:style-name="P1">Us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7.366cm" svg:height="1.905cm" svg:x="2.016cm" svg:y="10.779cm">
          <text:p text:style-name="P1">start g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1.176cm" svg:height="5.207cm" svg:x="8.747cm" svg:y="13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2.921cm" svg:x="14.081cm" svg:y="9.636cm">
          <text:p text:style-name="P1">Game 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256cm" svg:y1="12.557cm" svg:x2="17.002cm" svg:y2="14.208cm">
          <text:p/>
        </draw:line>
        <draw:line draw:style-name="gr2" draw:text-style-name="P2" draw:layer="layout" svg:x1="5.572cm" svg:y1="12.303cm" svg:x2="10.271cm" svg:y2="14.208cm">
          <text:p/>
        </draw:line>
        <draw:custom-shape draw:style-name="gr6" draw:text-style-name="P1" xml:id="id1" draw:id="id1" draw:layer="layout" svg:width="3.81cm" svg:height="1.143cm" svg:x="15.605cm" svg:y="14.462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191cm" svg:height="1.27cm" svg:x="9.509cm" svg:y="14.208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922cm" svg:height="1.778cm" svg:x="8.874cm" svg:y="15.7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67cm" svg:height="1.651cm" svg:x="9.128cm" svg:y="15.859cm">
          <text:p text:style-name="P1">dr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.953cm" svg:height="1.27cm" svg:x="14.843cm" svg:y="15.986cm">
          <text:p text:style-name="P1">add dr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43cm" svg:y1="16.748cm" svg:x2="12.176cm" svg:y2="16.748cm">
          <text:p/>
        </draw:line>
        <draw:line draw:style-name="gr2" draw:text-style-name="P2" draw:layer="layout" svg:x1="9.382cm" svg:y1="14.843cm" svg:x2="5.445cm" svg:y2="19.542cm">
          <text:p/>
        </draw:line>
        <draw:custom-shape draw:style-name="gr3" draw:text-style-name="P1" draw:layer="layout" svg:width="7.366cm" svg:height="1.905cm" svg:x="1.635cm" svg:y="19.669cm">
          <text:p text:style-name="P1">times 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3.81cm" svg:height="1.905cm" svg:x="2.397cm" svg:y="15.732cm">
          <text:p text:style-name="P1">30 seco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3" draw:id="id3" draw:layer="layout" svg:width="11.557cm" svg:height="4.318cm" svg:x="8.62cm" svg:y="21.95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29cm" svg:height="1.27cm" svg:x="12.303cm" svg:y="24.749cm">
          <text:p text:style-name="P1">re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429cm" svg:height="1.27cm" svg:x="16.494cm" svg:y="24.749cm">
          <text:p text:style-name="P1">canc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207cm" svg:y1="20.939cm" svg:x2="11.541cm" svg:y2="23.225cm">
          <text:p/>
        </draw:line>
        <draw:custom-shape draw:style-name="gr14" draw:text-style-name="P1" xml:id="id2" draw:id="id2" draw:layer="layout" svg:width="5.461cm" svg:height="1.778cm" svg:x="11.922cm" svg:y="22.717cm">
          <text:p text:style-name="P1">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0.644cm" svg:x1="19.415cm" svg:y1="15.034cm" svg:x2="17.383cm" svg:y2="23.606cm" draw:start-shape="id1" draw:start-glue-point="10" draw:end-shape="id2" draw:end-glue-point="10" svg:d="M19415 15034c1719 0 2735 8572-2032 8572" svg:viewBox="0 0 3464 8573">
          <text:p/>
        </draw:connector>
        <draw:connector draw:style-name="gr2" draw:text-style-name="P2" draw:layer="layout" draw:type="curve" draw:line-skew="-0.741cm" svg:x1="8.62cm" svg:y1="24.114cm" svg:x2="1.381cm" svg:y2="5.826cm" draw:start-shape="id3" draw:start-glue-point="3" draw:end-shape="id4" draw:end-glue-point="3" svg:d="M8620 24114c-12721 0-9102-18288-7239-18288" svg:viewBox="0 0 9179 18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nemo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20:22:53.191024967</meta:creation-date>
    <dc:date>2016-05-15T20:31:43.783564605</dc:date>
    <meta:editing-duration>PT8M51S</meta:editing-duration>
    <meta:editing-cycles>1</meta:editing-cycles>
    <meta:document-statistic meta:object-count="29"/>
    <meta:generator>LibreOffice/5.1.1.3$Linux_X86_64 LibreOffice_project/10m0$Build-3</meta:generator>
  </office:meta>
</office:document-meta>
</file>